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weight="bold"/>
    </style:style>
    <style:style style:name="T4" style:family="text">
      <style:text-properties fo:font-size="12pt"/>
    </style:style>
    <style:style style:name="T5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Compulsando os autos, observo que ANDRE TOBIAS DA SILVA , deixou de se recolher no estabelecimento prisional para cumprir sua pena no regime semiaberto desde 31/01/2019 (evento 67).</text:p>
      <text:p text:style-name="P1">Assim, incorreu em equívoco na decisão do evento 69, pois nela consta que o apenado deixou de cumprir sua pena no regime semiaberto desde 30/01/2019.</text:p>
      <text:p text:style-name="P1">Relatados.</text:p>
      <text:p text:style-name="P1">Verificado o erro material na decisão do evento 69, é necessária sua correção.</text:p>
      <text:p text:style-name="P1">Assim sendo, com fulcro no art. 463, I, do CPC, chamo o feito à ordem para corrigir, de ofício, o erro material em questão e, onde se lê "30/01/2019", leia-se "31/01/2019.". Ficam mantidos os demais termos da decisão. </text:p>
      <text:p text:style-name="P2">P.R.I., expeça-se Guia de Execução Penal atualizada.</text:p>
      <text:p text:style-name="P3"><text:line-break/><text:line-break/>Natal, 15 de abril de 2019.<text:line-break/><text:line-break/>Henrique Baltazar Vilar dos Santos</text:p>
      <text:p text:style-name="P3">Juiz de Direito</text:p>
      <text:p text:style-name="Standard"/>
      <text:p text:style-name="Standard"/>
      <text:p text:style-name="Standard">Compulsando os autos, verificou-se que as penas do apenado foram unificadas na decisão do evento 19 de forma equivocada, pois baseou-se na guia de recolhimento inserida no evento 1.2, referente a dois apenados distintos, em que somou-se a pena da sentença de fls. 110/112 (pág. virtual 59/63), do apenado Luiz Gomes Barreto da Silva, quando na verdade seria da sentença de fls. 102/103v (pág. virtual 21/24), no nome do apenado desta execução.</text:p>
      <text:p text:style-name="Standard">Adiante, em razão da pena ter sido somada baseada na condenação de outro apenado , a decisão de unificação (evento 19) se tornou equivocada.</text:p>
      <text:p text:style-name="Standard">Relatados.</text:p>
      <text:p text:style-name="Standard">De logo, chamo o feito à boa ordem processual para tornar sem qualquer efeito jurídico-processual a decisão proferida no evento 19, comando decisório que unificou a pena em 17 (dezessete) anos, 10 (dez) meses e 10 (dez) dias de reclusão em execução nestes autos, a ser cumprida em regime fechado.</text:p>
      <text:p text:style-name="Standard">Enfim, trata-se de pena aplicada a LEANDRO EVANGELISTA DA COSTA, de 8 (oito) anos de reclusão, em regime fechado, sendo recebida nova guia de recolhimento (evento 1.2, fls. 102/103v, pág. virtual 21/24), tratando de condenação a 07 (sete) anos, 09 (nove) meses e 10 (dez) dias de reclusão em regime fechado, na ação penal de nº 0114918-55.2018.8.20.0001 - 14ª Vara Criminal de Natal.</text:p>
      <text:p text:style-name="Standard">Trata-se, na espécie, de concurso material de delitos, não se podendo ter os crimes como continuação entre si, impondo-se a soma das penas.</text:p>
      <text:p text:style-name="Standard">Por oportuno, anoto que a data-base para futuros benefícios deve ser a da última prisão ou falta grave.</text:p>
      <text:p text:style-name="Standard">Isto posto, torno sem qualquer jurídico-processual a decisão proferida <text:span text:style-name="T5">do evento 19, anulando-a, e unifico em 15 (quinze) anos, 9 (nove) meses</text:span> e 10 (dez) dias de reclusão a pena privativa de liberdade em execução nestes autos, a ser cumprida em <text:span text:style-name="T5">regime fechado </text:span>face ao saldo de pena e determinado em sentenças condenatórias.</text:p>
      <text:p text:style-name="Standard">P.R.I. Comunique-se ao estabelecimento prisional e expeça-se a competente Guia de Execução Penal unificadora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01:25.285000000</meta:creation-date>
    <dc:date>2019-05-23T11:49:26.831000000</dc:date>
    <meta:editing-duration>PT30M1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17" meta:word-count="444" meta:character-count="2715" meta:non-whitespace-character-count="2283"/>
  </office:meta>
</office:document-meta>
</file>